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4.7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Hav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_THT:C_Radial_D5.0mm_H11.0mm_P2.00mm</text:p>
          </table:table-cell>
          <table:table-cell table:formula="of:=[.B2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THT:CP_Radial_D5.0mm_P2.50mm</text:p>
          </table:table-cell>
          <table:table-cell table:formula="of:=[.B3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, 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8.0mm_P2.50mm</text:p>
          </table:table-cell>
          <table:table-cell table:formula="of:=[.B4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apacitor_THT:CP_Radial_D10.0mm_P5.00mm</text:p>
          </table:table-cell>
          <table:table-cell table:formula="of:=[.B5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_Horizontal_O1.27mm_Z3.0mm</text:p>
          </table:table-cell>
          <table:table-cell table:formula="of:=[.B6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SJ1-3523N</text:p>
          </table:table-cell>
          <table:table-cell office:value-type="string" calcext:value-type="string">
            <text:p>12AU7-Amplifier:Headphone_Jack_3.5mm_SJ1-3523N</text:p>
          </table:table-cell>
          <table:table-cell table:formula="of:=[.B7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12AU7-Amplifier:BarrelJack_Horizontal</text:p>
          </table:table-cell>
          <table:table-cell table:formula="of:=[.B8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IRF510</text:p>
          </table:table-cell>
          <table:table-cell office:value-type="string" calcext:value-type="string">
            <text:p>Package_TO_SOT_THT:TO-220-3_Vertical</text:p>
          </table:table-cell>
          <table:table-cell table:formula="of:=[.B9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formula="of:=[.B10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formula="of:=[.B11]*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10 1/2W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formula="of:=[.B12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8, 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2AU7-Amplifier:Alps_100KAX2</text:p>
          </table:table-cell>
          <table:table-cell table:formula="of:=[.B14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V2, RV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Piher_PT-10-H01_Horizontal</text:p>
          </table:table-cell>
          <table:table-cell table:formula="of:=[.B15]*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100SP1T2B4M7QE</text:p>
          </table:table-cell>
          <table:table-cell office:value-type="string" calcext:value-type="string">
            <text:p>12AU7-Amplifier:100SP1T2B4M7QE</text:p>
          </table:table-cell>
          <table:table-cell table:formula="of:=[.B16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12AU7</text:p>
          </table:table-cell>
          <table:table-cell office:value-type="string" calcext:value-type="string">
            <text:p>12AU7-Amplifier:12AU7</text:p>
          </table:table-cell>
          <table:table-cell table:formula="of:=[.B17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LM317</text:p>
          </table:table-cell>
          <table:table-cell office:value-type="string" calcext:value-type="string">
            <text:p>Package_TO_SOT_THT:TO-220-3_Vertical</text:p>
          </table:table-cell>
          <table:table-cell table:formula="of:=[.B18]*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nob</text:p>
          </table:table-cell>
          <table:table-cell/>
          <table:table-cell table:formula="of:=[.B19]*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ube Socket</text:p>
          </table:table-cell>
          <table:table-cell/>
          <table:table-cell table:formula="of:=[.B20]*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tsink</text:p>
          </table:table-cell>
          <table:table-cell/>
          <table:table-cell table:formula="of:=[.B21]*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s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aron Shappell</meta:initial-creator>
    <meta:creation-date>2020-11-15T12:17:01.516000000</meta:creation-date>
    <dc:date>2020-11-15T13:02:15.115000000</dc:date>
    <dc:creator>Aaron Shappell</dc:creator>
    <meta:editing-duration>PT18M45S</meta:editing-duration>
    <meta:editing-cycles>2</meta:editing-cycles>
    <meta:generator>LibreOffice/7.0.2.2$Windows_X86_64 LibreOffice_project/8349ace3c3162073abd90d81fd06dcfb6b36b994</meta:generator>
    <meta:document-statistic meta:table-count="1" meta:cell-count="146" meta:object-count="0"/>
  </office:meta>
</office:document-meta>
</file>